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7pt" style:font-size-asian="7pt" style:font-size-complex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 text:c="5"/>---------------------------------------------------------------------------------+--------------------------------------------------------------------------------</text:p>
      <text:p text:style-name="P1"><text:s text:c="5"/>main.cpp (1325) <text:s text:c="23"/>order 1 <text:s text:c="34"/>| <text:s text:c="36"/>order 5</text:p>
      <text:p text:style-name="P1"><text:s text:c="5"/>---------------------------------------------------------------------------------+-------------------------------------------------------------------------------- <text:s text:c="18"/></text:p>
      <text:p text:style-name="P1"><text:s text:c="86"/>| </text:p>
      <text:p text:style-name="P1"><text:s text:c="86"/>| </text:p>
      <text:p text:style-name="P1"><text:s text:c="9"/>KB <text:s text:c="74"/>| <text:s text:c="5"/>KB</text:p>
      <text:p text:style-name="P1"><text:s text:c="5"/>66.04^ <text:s text:c="69"/># <text:s text:c="3"/>| <text:s/>694.5^ <text:s text:c="69"/>: </text:p>
      <text:p text:style-name="P1"><text:s text:c="10"/>| <text:s text:c="57"/>@@ <text:s text:c="2"/>@ @ <text:s text:c="3"/># <text:s text:c="3"/>| <text:s text:c="6"/>| <text:s text:c="65"/>@::#: </text:p>
      <text:p text:style-name="P1"><text:s text:c="10"/>| <text:s text:c="54"/>@@ @@ <text:s text:c="2"/>@ @: ::#: <text:s text:c="2"/>| <text:s text:c="6"/>| <text:s text:c="62"/>:::@: #: </text:p>
      <text:p text:style-name="P1"><text:s text:c="10"/>| <text:s text:c="42"/>: <text:s text:c="2"/>: :: <text:s text:c="3"/>@ :@@:::@:@::::#: <text:s text:c="2"/>| <text:s text:c="6"/>| <text:s text:c="58"/>@@:::: @: #: </text:p>
      <text:p text:style-name="P1"><text:s text:c="10"/>| <text:s text:c="34"/>: <text:s text:c="4"/>: ::::::::::@:@ :@@:::@:@::::#: <text:s text:c="2"/>| <text:s text:c="6"/>| <text:s text:c="57"/>@@ :::: @: #: </text:p>
      <text:p text:style-name="P1"><text:s text:c="10"/>| <text:s text:c="29"/>@@:::::::@@::::::::::::@:@ :@@:::@:@::::#: <text:s text:c="2"/>| <text:s text:c="6"/>| <text:s text:c="53"/>@:::@@ :::: @: #: </text:p>
      <text:p text:style-name="P1"><text:s text:c="10"/>| <text:s text:c="25"/>::::@@::::: :@ ::::::::::::@:@ :@@:::@:@::::#: <text:s text:c="2"/>| <text:s text:c="6"/>| <text:s text:c="49"/>@@::@:: @@ :::: @: #: </text:p>
      <text:p text:style-name="P1"><text:s text:c="10"/>| <text:s text:c="20"/>:::::::::@@::::: :@ ::::::::::::@:@ :@@:::@:@::::#: <text:s text:c="2"/>| <text:s text:c="6"/>| <text:s text:c="46"/>@@:@@: @:: @@ :::: @: #: </text:p>
      <text:p text:style-name="P1"><text:s text:c="10"/>| <text:s text:c="19"/>@::: :::::@@::::: :@ ::::::::::::@:@ :@@:::@:@::::#: <text:s text:c="2"/>| <text:s text:c="6"/>| <text:s text:c="43"/>::@@ :@@: @:: @@ :::: @: #: </text:p>
      <text:p text:style-name="P1"><text:s text:c="10"/>| <text:s text:c="16"/>:::@::: :::::@@::::: :@ ::::::::::::@:@ :@@:::@:@::::#: <text:s text:c="2"/>| <text:s text:c="6"/>| <text:s text:c="40"/>:@@: @@ :@@: @:: @@ :::: @: #::</text:p>
      <text:p text:style-name="P1"><text:s text:c="10"/>| <text:s text:c="11"/>::::::: @::: :::::@@::::: :@ ::::::::::::@:@ :@@:::@:@::::#: <text:s text:c="2"/>| <text:s text:c="6"/>| <text:s text:c="37"/>@@@:@@: @@ :@@: @:: @@ :::: @: #::</text:p>
      <text:p text:style-name="P1"><text:s text:c="10"/>| <text:s text:c="9"/>@:: ::::: @::: :::::@@::::: :@ ::::::::::::@:@ :@@:::@:@::::#: <text:s text:c="2"/>| <text:s text:c="6"/>| <text:s text:c="33"/>:@::@@ :@@: @@ :@@: @:: @@ :::: @: #::</text:p>
      <text:p text:style-name="P1"><text:s text:c="10"/>| <text:s text:c="8"/>:@:: ::::: @::: :::::@@::::: :@ ::::::::::::@:@ :@@:::@:@::::#: <text:s text:c="2"/>| <text:s text:c="6"/>| <text:s text:c="30"/>@@::@: @@ :@@: @@ :@@: @:: @@ :::: @: #::</text:p>
      <text:p text:style-name="P1"><text:s text:c="10"/>| <text:s text:c="7"/>::@:: ::::: @::: :::::@@::::: :@ ::::::::::::@:@ :@@:::@:@::::#: <text:s text:c="2"/>| <text:s text:c="6"/>| <text:s text:c="27"/>:@@@ ::@: @@ :@@: @@ :@@: @:: @@ :::: @: #::</text:p>
      <text:p text:style-name="P1"><text:s text:c="10"/>| <text:s text:c="7"/>::@:: ::::: @::: :::::@@::::: :@ ::::::::::::@:@ :@@:::@:@::::#: <text:s text:c="2"/>| <text:s text:c="6"/>| <text:s text:c="23"/>:::::@ @ ::@: @@ :@@: @@ :@@: @:: @@ :::: @: #::</text:p>
      <text:p text:style-name="P1"><text:s text:c="10"/>| <text:s text:c="7"/>::@:: ::::: @::: :::::@@::::: :@ ::::::::::::@:@ :@@:::@:@::::#: <text:s text:c="2"/>| <text:s text:c="6"/>| <text:s text:c="20"/>@::::: :@ @ ::@: @@ :@@: @@ :@@: @:: @@ :::: @: #::</text:p>
      <text:p text:style-name="P1"><text:s text:c="10"/>| <text:s text:c="7"/>::@:: ::::: @::: :::::@@::::: :@ ::::::::::::@:@ :@@:::@:@::::#: <text:s text:c="2"/>| <text:s text:c="6"/>| <text:s text:c="17"/>@@@@: ::: :@ @ ::@: @@ :@@: @@ :@@: @:: @@ :::: @: #::</text:p>
      <text:p text:style-name="P1"><text:s text:c="10"/>| <text:s text:c="7"/>::@:: ::::: @::: :::::@@::::: :@ ::::::::::::@:@ :@@:::@:@::::#: <text:s text:c="2"/>| <text:s text:c="6"/>| <text:s text:c="15"/>@:@@ @: ::: :@ @ ::@: @@ :@@: @@ :@@: @:: @@ :::: @: #::</text:p>
      <text:p text:style-name="P1"><text:s text:c="10"/>| <text:s text:c="7"/>::@:: ::::: @::: :::::@@::::: :@ ::::::::::::@:@ :@@:::@:@::::#: <text:s text:c="2"/>| <text:s text:c="6"/>| <text:s text:c="11"/>@@@:@:@@ @: ::: :@ @ ::@: @@ :@@: @@ :@@: @:: @@ :::: @: #::</text:p>
      <text:p text:style-name="P1"><text:s text:c="10"/>| <text:s text:c="7"/>::@:: ::::: @::: :::::@@::::: :@ ::::::::::::@:@ :@@:::@:@::::#: <text:s text:c="2"/>| <text:s text:c="6"/>| <text:s text:c="8"/>:::@ @ @:@@ @: ::: :@ @ ::@: @@ :@@: @@ :@@: @:: @@ :::: @: #::</text:p>
      <text:p text:style-name="P1"><text:s text:c="8"/>0 +-----------------------------------------------------------------------&gt;Mi | <text:s text:c="4"/>0 +-----------------------------------------------------------------------&gt;Mi</text:p>
      <text:p text:style-name="P1"><text:s text:c="10"/>0 <text:s text:c="66"/>21.74 <text:s text:c="2"/>| <text:s text:c="6"/>0 <text:s text:c="66"/>24.37</text:p>
      <text:p text:style-name="P1"><text:s text:c="86"/>| </text:p>
      <text:p text:style-name="P1"><text:s text:c="86"/>| </text:p>
      <text:p text:style-name="P1"><text:s text:c="86"/>| </text:p>
      <text:p text:style-name="P1"><text:s text:c="5"/>---------------------------------------------------------------------------------+----------------------------------------------------------------------------------</text:p>
      <text:p text:style-name="P1"><text:s text:c="5"/>short_binary (8192) <text:s text:c="19"/>order 1 <text:s text:c="34"/>| <text:s text:c="37"/>order 5</text:p>
      <text:p text:style-name="P1"><text:s text:c="5"/>---------------------------------------------------------------------------------+----------------------------------------------------------------------------------</text:p>
      <text:p text:style-name="P1"><text:s text:c="86"/>| </text:p>
      <text:p text:style-name="P1"><text:s text:c="86"/>| </text:p>
      <text:p text:style-name="P1"><text:s text:c="9"/>KB <text:s text:c="74"/>| <text:s text:c="5"/>MB</text:p>
      <text:p text:style-name="P1"><text:s text:c="5"/>166.8^ <text:s text:c="69"/># <text:s text:c="3"/>| <text:s/>2.577^ <text:s text:c="70"/>#</text:p>
      <text:p text:style-name="P1"><text:s text:c="10"/>| <text:s text:c="61"/>@ @@ <text:s/>@ # <text:s text:c="3"/>| <text:s text:c="6"/>| <text:s text:c="67"/>@@@#</text:p>
      <text:p text:style-name="P1"><text:s text:c="10"/>| <text:s text:c="55"/>@ @@@ @ @@ :@:#: <text:s text:c="2"/>| <text:s text:c="6"/>| <text:s text:c="65"/>@@@@@#</text:p>
      <text:p text:style-name="P1"><text:s text:c="10"/>| <text:s text:c="52"/>@@@@ @@@ @ @@::@:#: <text:s text:c="2"/>| <text:s text:c="6"/>| <text:s text:c="63"/>@@@@@@@#</text:p>
      <text:p text:style-name="P1"><text:s text:c="10"/>| <text:s text:c="40"/>@ <text:s text:c="7"/>:@@@@@@:@@@:@:@@::@:#: <text:s text:c="2"/>| <text:s text:c="6"/>| <text:s text:c="62"/>@@@@@@@@#</text:p>
      <text:p text:style-name="P1"><text:s text:c="10"/>| <text:s text:c="40"/>@ <text:s text:c="4"/>: ::@ @@@@:@@@:@:@@::@:#: <text:s text:c="2"/>| <text:s text:c="6"/>| <text:s text:c="60"/>@@@@@@@@@@#</text:p>
      <text:p text:style-name="P1"><text:s text:c="10"/>| <text:s text:c="22"/>@ <text:s text:c="11"/>: <text:s text:c="2"/>:@:::::::::@ @@@@:@@@:@:@@::@:#: <text:s text:c="2"/>| <text:s text:c="6"/>| <text:s text:c="58"/>@@@@@@@@@@@@#</text:p>
      <text:p text:style-name="P1"><text:s text:c="10"/>| <text:s text:c="20"/>::@:::::@::@ :::::::@:::::::::@ @@@@:@@@:@:@@::@:#: <text:s text:c="2"/>| <text:s text:c="6"/>| <text:s text:c="55"/>@@@@@@@@@@@@@@@#</text:p>
      <text:p text:style-name="P1"><text:s text:c="10"/>| <text:s text:c="13"/>@::::::: @: :::@: @:: :: ::@:::::::::@ @@@@:@@@:@:@@::@:#: <text:s text:c="2"/>| <text:s text:c="6"/>| <text:s text:c="53"/>@@@@@@@@@@@@@@@@@#</text:p>
      <text:p text:style-name="P1"><text:s text:c="10"/>| <text:s text:c="9"/>@ <text:s/>:@:: :: : @: :::@: @:: :: ::@:::::::::@ @@@@:@@@:@:@@::@:#: <text:s text:c="2"/>| <text:s text:c="6"/>| <text:s text:c="51"/>:@@@@@@@@@@@@@@@@@@#</text:p>
      <text:p text:style-name="P1"><text:s text:c="10"/>| <text:s text:c="9"/>@:::@:: :: : @: :::@: @:: :: ::@:::::::::@ @@@@:@@@:@:@@::@:#: <text:s text:c="2"/>| <text:s text:c="6"/>| <text:s text:c="45"/>@@@@:::@@@@@@@@@@@@@@@@@@#</text:p>
      <text:p text:style-name="P1"><text:s text:c="10"/>| <text:s text:c="6"/>:::@: :@:: :: : @: :::@: @:: :: ::@:::::::::@ @@@@:@@@:@:@@::@:#: <text:s text:c="2"/>| <text:s text:c="6"/>| <text:s text:c="42"/>@@:@@ @: :@@@@@@@@@@@@@@@@@@#</text:p>
      <text:p text:style-name="P1"><text:s text:c="10"/>| <text:s text:c="4"/>:::::@: :@:: :: : @: :::@: @:: :: ::@:::::::::@ @@@@:@@@:@:@@::@:#: <text:s text:c="2"/>| <text:s text:c="6"/>| <text:s text:c="34"/>::::::@:@@:@@ @: :@@@@@@@@@@@@@@@@@@#</text:p>
      <text:p text:style-name="P1"><text:s text:c="10"/>| <text:s text:c="3"/>::::::@: :@:: :: : @: :::@: @:: :: ::@:::::::::@ @@@@:@@@:@:@@::@:#: <text:s text:c="2"/>| <text:s text:c="6"/>| <text:s text:c="23"/>@:@@:@@:@@:::::: @:@@:@@ @: :@@@@@@@@@@@@@@@@@@#</text:p>
      <text:p text:style-name="P1"><text:s text:c="10"/>| <text:s/>::::::::@: :@:: :: : @: :::@: @:: :: ::@:::::::::@ @@@@:@@@:@:@@::@:#: <text:s text:c="2"/>| <text:s text:c="6"/>| <text:s text:c="18"/>:@@@@@:@@:@ :@ :::::: @:@@:@@ @: :@@@@@@@@@@@@@@@@@@#</text:p>
      <text:p text:style-name="P1"><text:s text:c="10"/>| <text:s/>: ::::::@: :@:: :: : @: :::@: @:: :: ::@:::::::::@ @@@@:@@@:@:@@::@:#: <text:s text:c="2"/>| <text:s text:c="6"/>| <text:s text:c="13"/>:::@@:@@@@@:@@:@ :@ :::::: @:@@:@@ @: :@@@@@@@@@@@@@@@@@@#</text:p>
      <text:p text:style-name="P1"><text:s text:c="10"/>| :: ::::::@: :@:: :: : @: :::@: @:: :: ::@:::::::::@ @@@@:@@@:@:@@::@:#: <text:s text:c="2"/>| <text:s text:c="6"/>| <text:s text:c="8"/>@::@::: @@:@@@@@:@@:@ :@ :::::: @:@@:@@ @: :@@@@@@@@@@@@@@@@@@#</text:p>
      <text:p text:style-name="P1"><text:s text:c="10"/>| :: ::::::@: :@:: :: : @: :::@: @:: :: ::@:::::::::@ @@@@:@@@:@:@@::@:#: <text:s text:c="2"/>| <text:s text:c="6"/>| <text:s text:c="5"/>:::@: @::: @@:@@@@@:@@:@ :@ :::::: @:@@:@@ @: :@@@@@@@@@@@@@@@@@@#</text:p>
      <text:p text:style-name="P1"><text:s text:c="10"/>| :: ::::::@: :@:: :: : @: :::@: @:: :: ::@:::::::::@ @@@@:@@@:@:@@::@:#: <text:s text:c="2"/>| <text:s text:c="6"/>| <text:s text:c="2"/>:::: :@: @::: @@:@@@@@:@@:@ :@ :::::: @:@@:@@ @: :@@@@@@@@@@@@@@@@@@#</text:p>
      <text:p text:style-name="P1"><text:s text:c="10"/>| :: ::::::@: :@:: :: : @: :::@: @:: :: ::@:::::::::@ @@@@:@@@:@:@@::@:#: <text:s text:c="2"/>| <text:s text:c="6"/>| :::::: :@: @::: @@:@@@@@:@@:@ :@ :::::: @:@@:@@ @: :@@@@@@@@@@@@@@@@@@#</text:p>
      <text:p text:style-name="P1"><text:s text:c="8"/>0 +-----------------------------------------------------------------------&gt;Mi | <text:s text:c="4"/>0 +-----------------------------------------------------------------------&gt;Mi</text:p>
      <text:p text:style-name="P1"><text:s text:c="10"/>0 <text:s text:c="66"/>411.6 <text:s text:c="2"/>| <text:s text:c="6"/>0 <text:s text:c="66"/>318.5</text:p>
      <text:p text:style-name="P1"><text:soft-page-break/><text:s text:c="80"/></text:p>
      <text:p text:style-name="P1"><text:s text:c="5"/>---------------------------------------------------------------------------------+----------------------------------------------------------------------------------</text:p>
      <text:p text:style-name="P1"><text:s text:c="5"/>binaryfile (87501) <text:s text:c="20"/>order 1 <text:s text:c="34"/>| <text:s text:c="37"/>order 5</text:p>
      <text:p text:style-name="P1"><text:s text:c="5"/>---------------------------------------------------------------------------------+---------------------------------------------------------------------------------- <text:s/></text:p>
      <text:p text:style-name="P1"><text:s text:c="86"/>| <text:s text:c="3"/></text:p>
      <text:p text:style-name="P1"><text:s text:c="86"/>| </text:p>
      <text:p text:style-name="P1"><text:s text:c="9"/>KB <text:s text:c="74"/>| <text:s text:c="5"/>MB</text:p>
      <text:p text:style-name="P1"><text:s text:c="5"/>624.2^ <text:s text:c="69"/># <text:s text:c="3"/>| <text:s/>26.24^ <text:s text:c="70"/># <text:s/></text:p>
      <text:p text:style-name="P1"><text:s text:c="10"/>| <text:s text:c="55"/>@ <text:s text:c="2"/>@ <text:s/>@: @@::#: <text:s text:c="2"/>| <text:s text:c="6"/>| <text:s text:c="67"/>@@@# <text:s/></text:p>
      <text:p text:style-name="P1"><text:s text:c="10"/>| <text:s text:c="46"/>@ <text:s/>@::::@@:::@::@::@@::#: <text:s text:c="2"/>| <text:s text:c="6"/>| <text:s text:c="57"/>::@:@@:@@:@@@# <text:s/></text:p>
      <text:p text:style-name="P1"><text:s text:c="10"/>| <text:s text:c="44"/>@:@::@::::@@:::@::@::@@::#: <text:s text:c="2"/>| <text:s text:c="6"/>| <text:s text:c="52"/>@@@@@::@:@@:@@:@@@# <text:s/></text:p>
      <text:p text:style-name="P1"><text:s text:c="10"/>| <text:s text:c="37"/>@ <text:s/>::::@ @: @::::@@:::@::@::@@::#: <text:s text:c="2"/>| <text:s text:c="6"/>| <text:s text:c="48"/>@@@@@@@@@::@:@@:@@:@@@# <text:s/></text:p>
      <text:p text:style-name="P1"><text:s text:c="10"/>| <text:s text:c="33"/>@:@@@::::: @ @: @::::@@:::@::@::@@::#: <text:s text:c="2"/>| <text:s text:c="6"/>| <text:s text:c="45"/>:@@@@@@@@@@@::@:@@:@@:@@@# <text:s/></text:p>
      <text:p text:style-name="P1"><text:s text:c="10"/>| <text:s text:c="29"/>:@ :@:@@@: ::: @ @: @::::@@:::@::@::@@::#: <text:s text:c="2"/>| <text:s text:c="6"/>| <text:s text:c="41"/>:::::@@@@@@@@@@@::@:@@:@@:@@@# <text:s/></text:p>
      <text:p text:style-name="P1"><text:s text:c="10"/>| <text:s text:c="26"/>::::@::@:@@@: ::: @ @: @::::@@:::@::@::@@::#: <text:s text:c="2"/>| <text:s text:c="6"/>| <text:s text:c="39"/>:::::::@@@@@@@@@@@::@:@@:@@:@@@# <text:s/></text:p>
      <text:p text:style-name="P1"><text:s text:c="10"/>| <text:s text:c="21"/>: ::::: :@::@:@@@: ::: @ @: @::::@@:::@::@::@@::#: <text:s text:c="2"/>| <text:s text:c="6"/>| <text:s text:c="36"/>@:@:::::::@@@@@@@@@@@::@:@@:@@:@@@# <text:s/></text:p>
      <text:p text:style-name="P1"><text:s text:c="10"/>| <text:s text:c="18"/>@ :::::::: :@::@:@@@: ::: @ @: @::::@@:::@::@::@@::#: <text:s text:c="2"/>| <text:s text:c="6"/>| <text:s text:c="32"/>:@@@@:@:::::::@@@@@@@@@@@::@:@@:@@:@@@# <text:s/></text:p>
      <text:p text:style-name="P1"><text:s text:c="10"/>| <text:s text:c="15"/>@@:@::::::::: :@::@:@@@: ::: @ @: @::::@@:::@::@::@@::#: <text:s text:c="2"/>| <text:s text:c="6"/>| <text:s text:c="30"/>:@:@@@@:@:::::::@@@@@@@@@@@::@:@@:@@:@@@# <text:s/></text:p>
      <text:p text:style-name="P1"><text:s text:c="10"/>| <text:s text:c="13"/>::@@:@::::::::: :@::@:@@@: ::: @ @: @::::@@:::@::@::@@::#: <text:s text:c="2"/>| <text:s text:c="6"/>| <text:s text:c="26"/>@@:::@:@@@@:@:::::::@@@@@@@@@@@::@:@@:@@:@@@# <text:s/></text:p>
      <text:p text:style-name="P1"><text:s text:c="10"/>| <text:s text:c="12"/>:::@@:@::::::::: :@::@:@@@: ::: @ @: @::::@@:::@::@::@@::#: <text:s text:c="2"/>| <text:s text:c="6"/>| <text:s text:c="23"/>::@@@:::@:@@@@:@:::::::@@@@@@@@@@@::@:@@:@@:@@@# <text:s/></text:p>
      <text:p text:style-name="P1"><text:s text:c="10"/>| <text:s text:c="8"/>@@:::::@@:@::::::::: :@::@:@@@: ::: @ @: @::::@@:::@::@::@@::#: <text:s text:c="2"/>| <text:s text:c="6"/>| <text:s text:c="21"/>@@@ @@@:::@:@@@@:@:::::::@@@@@@@@@@@::@:@@:@@:@@@# <text:s/></text:p>
      <text:p text:style-name="P1"><text:s text:c="10"/>| <text:s text:c="8"/>@@:::::@@:@::::::::: :@::@:@@@: ::: @ @: @::::@@:::@::@::@@::#: <text:s text:c="2"/>| <text:s text:c="6"/>| <text:s text:c="19"/>@@@ @ @@@:::@:@@@@:@:::::::@@@@@@@@@@@::@:@@:@@:@@@# <text:s/></text:p>
      <text:p text:style-name="P1"><text:s text:c="10"/>| <text:s text:c="3"/>@@@@:@@:::::@@:@::::::::: :@::@:@@@: ::: @ @: @::::@@:::@::@::@@::#: <text:s text:c="2"/>| <text:s text:c="6"/>| <text:s text:c="15"/>@:@@@@@ @ @@@:::@:@@@@:@:::::::@@@@@@@@@@@::@:@@:@@:@@@# <text:s/></text:p>
      <text:p text:style-name="P1"><text:s text:c="10"/>| <text:s text:c="2"/>@@@ @:@@:::::@@:@::::::::: :@::@:@@@: ::: @ @: @::::@@:::@::@::@@::#: <text:s text:c="2"/>| <text:s text:c="6"/>| <text:s text:c="13"/>@:@:@@@@@ @ @@@:::@:@@@@:@:::::::@@@@@@@@@@@::@:@@:@@:@@@# <text:s/></text:p>
      <text:p text:style-name="P1"><text:s text:c="10"/>| ::@@@ @:@@:::::@@:@::::::::: :@::@:@@@: ::: @ @: @::::@@:::@::@::@@::#: <text:s text:c="2"/>| <text:s text:c="6"/>| <text:s text:c="9"/>@@@@@:@:@@@@@ @ @@@:::@:@@@@:@:::::::@@@@@@@@@@@::@:@@:@@:@@@# <text:s/></text:p>
      <text:p text:style-name="P1"><text:s text:c="10"/>|:: @@@ @:@@:::::@@:@::::::::: :@::@:@@@: ::: @ @: @::::@@:::@::@::@@::#: <text:s text:c="2"/>| <text:s text:c="6"/>| <text:s text:c="8"/>@@@@ @:@:@@@@@ @ @@@:::@:@@@@:@:::::::@@@@@@@@@@@::@:@@:@@:@@@# <text:s/></text:p>
      <text:p text:style-name="P1"><text:s text:c="10"/>|:: @@@ @:@@:::::@@:@::::::::: :@::@:@@@: ::: @ @: @::::@@:::@::@::@@::#: <text:s text:c="2"/>| <text:s text:c="6"/>| <text:s text:c="4"/>@@@@@@@@ @:@:@@@@@ @ @@@:::@:@@@@:@:::::::@@@@@@@@@@@::@:@@:@@:@@@# <text:s/></text:p>
      <text:p text:style-name="P1"><text:s text:c="8"/>0 +-----------------------------------------------------------------------&gt;Gi | <text:s text:c="4"/>0 +-----------------------------------------------------------------------&gt;Gi <text:s/></text:p>
      <text:p text:style-name="P1"><text:s text:c="10"/>0 <text:s text:c="66"/>5.361 <text:s text:c="2"/>| <text:s text:c="6"/>0 <text:s text:c="66"/>3.305 <text:s/></text:p>
      <text:p text:style-name="P1"><text:s text:c="86"/>| <text:s text:c="3"/></text:p>
      <text:p text:style-name="P1"><text:s text:c="5"/>---------------------------------------------------------------------------------+----------------------------------------------------------------------------------</text:p>
      <text:p text:style-name="P1"><text:s text:c="5"/>text.tar (1044480) <text:s text:c="20"/>order 1 <text:s text:c="34"/>| <text:s text:c="37"/>order 5</text:p>
      <text:p text:style-name="P1"><text:s text:c="5"/>---------------------------------------------------------------------------------+----------------------------------------------------------------------------------</text:p>
      <text:p text:style-name="P1"><text:s text:c="86"/>| </text:p>
      <text:p text:style-name="P1"><text:s text:c="86"/>| </text:p>
      <text:p text:style-name="P1"><text:s text:c="9"/>KB <text:s text:c="74"/>| <text:s text:c="5"/>MB</text:p>
      <text:p text:style-name="P1"><text:s text:c="5"/>199.4^ <text:s text:c="68"/># <text:s text:c="4"/>| <text:s/>20.58^ <text:s text:c="70"/>:</text:p>
      <text:p text:style-name="P1"><text:s text:c="10"/>| <text:s text:c="52"/>@@ @ <text:s text:c="2"/>@@ <text:s/>: ::@#:: <text:s text:c="2"/>| <text:s text:c="6"/>| <text:s text:c="62"/>:@:@@:#::</text:p>
      <text:p text:style-name="P1"><text:s text:c="10"/>| <text:s text:c="39"/>@@ <text:s text:c="6"/>::::@ :@:::@@::::::@#:: <text:s text:c="2"/>| <text:s text:c="6"/>| <text:s text:c="59"/>@:@:@:@@:#::</text:p>
      <text:p text:style-name="P1"><text:s text:c="10"/>| <text:s text:c="21"/>::@: <text:s/>::::::@@::::@ ::::::::: :@ :@:::@@::::::@#:: <text:s text:c="2"/>| <text:s text:c="6"/>| <text:s text:c="51"/>@@@::@:@@:@:@:@@:#::</text:p>
      <text:p text:style-name="P1"><text:s text:c="10"/>| <text:s text:c="15"/>: <text:s text:c="2"/>::::@:::::::::@ :: :@ :: :: ::: :@ :@:::@@::::::@#:: <text:s text:c="2"/>| <text:s text:c="6"/>| <text:s text:c="45"/>::@:@@@@@::@:@@:@:@:@@:#::</text:p>
      <text:p text:style-name="P1"><text:s text:c="10"/>| <text:s text:c="12"/>@::::::: ::@:: ::::::@ :: :@ :: :: ::: :@ :@:::@@::::::@#:: <text:s text:c="2"/>| <text:s text:c="6"/>| <text:s text:c="42"/>@::::@:@@@@@::@:@@:@:@:@@:#::</text:p>
      <text:p text:style-name="P1"><text:s text:c="10"/>| <text:s text:c="7"/>:::::@: ::: : ::@:: ::::::@ :: :@ :: :: ::: :@ :@:::@@::::::@#:: <text:s text:c="2"/>| <text:s text:c="6"/>| <text:s text:c="39"/>:::@::::@:@@@@@::@:@@:@:@:@@:#::</text:p>
      <text:p text:style-name="P1"><text:s text:c="10"/>| <text:s text:c="4"/>::::::: @: ::: : ::@:: ::::::@ :: :@ :: :: ::: :@ :@:::@@::::::@#:: <text:s text:c="2"/>| <text:s text:c="6"/>| <text:s text:c="29"/>::::::@@:::::@::::@:@@@@@::@:@@:@:@:@@:#::</text:p>
      <text:p text:style-name="P1"><text:s text:c="10"/>| <text:s/>:::::::::: @: ::: : ::@:: ::::::@ :: :@ :: :: ::: :@ :@:::@@::::::@#:: <text:s text:c="2"/>| <text:s text:c="6"/>| <text:s text:c="24"/>::@::::::::@@: :::@::::@:@@@@@::@:@@:@:@:@@:#::</text:p>
      <text:p text:style-name="P1"><text:s text:c="10"/>| :: :::::::: @: ::: : ::@:: ::::::@ :: :@ :: :: ::: :@ :@:::@@::::::@#:: <text:s text:c="2"/>| <text:s text:c="6"/>| <text:s text:c="21"/>@@@::@::::::::@@: :::@::::@:@@@@@::@:@@:@:@:@@:#::</text:p>
      <text:p text:style-name="P1"><text:s text:c="10"/>| :: :::::::: @: ::: : ::@:: ::::::@ :: :@ :: :: ::: :@ :@:::@@::::::@#:: <text:s text:c="2"/>| <text:s text:c="6"/>| <text:s text:c="20"/>:@@ ::@::::::::@@: :::@::::@:@@@@@::@:@@:@:@:@@:#::</text:p>
      <text:p text:style-name="P1"><text:s text:c="10"/>| :: :::::::: @: ::: : ::@:: ::::::@ :: :@ :: :: ::: :@ :@:::@@::::::@#:: <text:s text:c="2"/>| <text:s text:c="6"/>| <text:s text:c="17"/>:@@:@@ ::@::::::::@@: :::@::::@:@@@@@::@:@@:@:@:@@:#::</text:p>
      <text:p text:style-name="P1"><text:s text:c="10"/>| :: :::::::: @: ::: : ::@:: ::::::@ :: :@ :: :: ::: :@ :@:::@@::::::@#:: <text:s text:c="2"/>| <text:s text:c="6"/>| <text:s text:c="12"/>@@:@@:@ :@@ ::@::::::::@@: :::@::::@:@@@@@::@:@@:@:@:@@:#::</text:p>
      <text:p text:style-name="P1"><text:s text:c="10"/>| :: :::::::: @: ::: : ::@:: ::::::@ :: :@ :: :: ::: :@ :@:::@@::::::@#:: <text:s text:c="2"/>| <text:s text:c="6"/>| <text:s text:c="10"/>::@@:@ :@ :@@ ::@::::::::@@: :::@::::@:@@@@@::@:@@:@:@:@@:#::</text:p>
      <text:p text:style-name="P1"><text:s text:c="10"/>| :: :::::::: @: ::: : ::@:: ::::::@ :: :@ :: :: ::: :@ :@:::@@::::::@#:: <text:s text:c="2"/>| <text:s text:c="6"/>| <text:s text:c="8"/>::::@@:@ :@ :@@ ::@::::::::@@: :::@::::@:@@@@@::@:@@:@:@:@@:#::</text:p>
      <text:p text:style-name="P1"><text:s text:c="10"/>| :: :::::::: @: ::: : ::@:: ::::::@ :: :@ :: :: ::: :@ :@:::@@::::::@#:: <text:s text:c="2"/>| <text:s text:c="6"/>| <text:s text:c="5"/>@:@::::@@:@ :@ :@@ ::@::::::::@@: :::@::::@:@@@@@::@:@@:@:@:@@:#::</text:p>
      <text:p text:style-name="P1"><text:s text:c="10"/>| :: :::::::: @: ::: : ::@:: ::::::@ :: :@ :: :: ::: :@ :@:::@@::::::@#:: <text:s text:c="2"/>| <text:s text:c="6"/>| <text:s text:c="3"/>::@:@::::@@:@ :@ :@@ ::@::::::::@@: :::@::::@:@@@@@::@:@@:@:@:@@:#::</text:p>
      <text:p text:style-name="P1"><text:s text:c="10"/>| :: :::::::: @: ::: : ::@:: ::::::@ :: :@ :: :: ::: :@ :@:::@@::::::@#:: <text:s text:c="2"/>| <text:s text:c="6"/>| <text:s/>:@::@:@::::@@:@ :@ :@@ ::@::::::::@@: :::@::::@:@@@@@::@:@@:@:@:@@:#::</text:p>
      <text:p text:style-name="P1"><text:s text:c="10"/>| :: :::::::: @: ::: : ::@:: ::::::@ :: :@ :: :: ::: :@ :@:::@@::::::@#:: <text:s text:c="2"/>| <text:s text:c="6"/>| ::@::@:@::::@@:@ :@ :@@ ::@::::::::@@: :::@::::@:@@@@@::@:@@:@:@:@@:#::</text:p>
      <text:p text:style-name="P1"><text:s text:c="10"/>| :: :::::::: @: ::: : ::@:: ::::::@ :: :@ :: :: ::: :@ :@:::@@::::::@#:: <text:s text:c="2"/>| <text:s text:c="6"/>| ::@::@:@::::@@:@ :@ :@@ ::@::::::::@@: :::@::::@:@@@@@::@:@@:@:@:@@:#::</text:p>
      <text:p text:style-name="P1"><text:s text:c="8"/>0 +-----------------------------------------------------------------------&gt;Gi | <text:s text:c="4"/>0 +-----------------------------------------------------------------------&gt;Gi</text:p>
      <text:p text:style-name="P1"><text:s text:c="10"/>0 <text:s text:c="66"/>17.27 <text:s text:c="2"/>| <text:s text:c="9"/>0 <text:s text:c="66"/>5.725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6-18T22:38:04</meta:creation-date>
    <dc:date>2011-06-19T17:54:10</dc:date>
    <meta:editing-duration>PT00H07M27S</meta:editing-duration>
    <meta:editing-cycles>4</meta:editing-cycles>
    <meta:generator>OpenOffice.org/3.1$Unix OpenOffice.org_project/310m21$Build-9319</meta:generator>
    <meta:document-statistic meta:table-count="0" meta:image-count="0" meta:object-count="0" meta:page-count="2" meta:paragraph-count="117" meta:word-count="1265" meta:character-count="18169"/>
  </office:meta>
</office:document-meta>
</file>